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29E000003C2CE8E6BEE.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page"/>
      <style:text-properties officeooo:paragraph-rsid="001dd7eb"/>
    </style:style>
    <style:style style:name="P2" style:family="paragraph" style:parent-style-name="Standard">
      <style:paragraph-properties fo:text-align="end" style:justify-single-word="false"/>
      <style:text-properties officeooo:paragraph-rsid="001dd7eb"/>
    </style:style>
    <style:style style:name="P3" style:family="paragraph">
      <style:paragraph-properties fo:margin-top="0.1654in" fo:margin-bottom="0.1374in" fo:text-align="center"/>
    </style:style>
    <style:style style:name="P4" style:family="paragraph">
      <style:paragraph-properties fo:margin-top="0.1654in" fo:margin-bottom="0.1374in" fo:text-align="start"/>
    </style:style>
    <style:style style:name="P5" style:family="paragraph">
      <loext:graphic-properties draw:fill="none" draw:fill-color="#ffffff"/>
      <style:paragraph-properties fo:margin-top="0.1654in" fo:margin-bottom="0.1374in" fo:text-align="center"/>
      <style:text-properties fo:font-size="12pt" style:font-size-asian="12pt" style:font-size-complex="12pt"/>
    </style:style>
    <style:style style:name="P6" style:family="paragraph">
      <loext:graphic-properties draw:fill="none" draw:fill-color="#ffffff"/>
      <style:text-properties fo:font-size="12pt"/>
    </style:style>
    <style:style style:name="P7" style:family="paragraph">
      <style:paragraph-properties fo:text-align="start"/>
    </style:style>
    <style:style style:name="P8" style:family="paragraph">
      <style:paragraph-properties fo:text-align="center"/>
    </style:style>
    <style:style style:name="P9" style:family="paragraph">
      <loext:graphic-properties draw:fill="none" draw:fill-color="#ffffff"/>
    </style:style>
    <style:style style:name="P10" style:family="paragraph">
      <style:paragraph-properties fo:text-align="start" style:writing-mode="lr-tb"/>
      <style:text-properties fo:color="#729fcf" loext:opacity="100%" fo:font-size="14pt" style:font-size-asian="14pt" style:font-size-complex="14pt"/>
    </style:style>
    <style:style style:name="P11" style:family="paragraph">
      <loext:graphic-properties draw:fill="none" draw:fill-color="#ffffff"/>
      <style:paragraph-properties fo:text-align="start"/>
      <style:text-properties fo:color="#729fcf" loext:opacity="100%" fo:font-size="14pt" fo:font-weight="bold" style:font-size-asian="14pt" style:font-weight-asian="bold" style:font-size-complex="14pt" style:font-weight-complex="bold"/>
    </style:style>
    <style:style style:name="P12" style:family="paragraph">
      <loext:graphic-properties draw:fill="none" draw:fill-color="#ffffff"/>
      <style:text-properties fo:color="#00a933" loext:opacity="100%" fo:font-size="15pt" fo:font-weight="bold" style:font-size-asian="15pt" style:font-weight-asian="bold" style:font-size-complex="15pt" style:font-weight-complex="bold"/>
    </style:style>
    <style:style style:name="P13" style:family="paragraph">
      <loext:graphic-properties draw:fill="bitmap" draw:fill-image-name="msFillBitmap_20_1" style:repeat="stretch"/>
      <style:paragraph-properties fo:text-align="start"/>
      <style:text-properties fo:font-size="18pt"/>
    </style:style>
    <style:style style:name="P14" style:family="paragraph" style:parent-style-name="Standard">
      <style:paragraph-properties fo:text-align="end" style:justify-single-word="false"/>
      <style:text-properties officeooo:paragraph-rsid="001dcaf4"/>
    </style:style>
    <style:style style:name="P15" style:family="paragraph">
      <loext:graphic-properties draw:fill="none" draw:fill-color="#ffffff"/>
      <style:paragraph-properties fo:text-align="start"/>
      <style:text-properties fo:font-size="12pt"/>
    </style:style>
    <style:style style:name="P16" style:family="paragraph" style:parent-style-name="Standard">
      <style:paragraph-properties fo:margin-left="0in" fo:margin-right="0in" fo:line-height="100%" fo:text-indent="0in" style:auto-text-indent="false" fo:break-before="page" style:writing-mode="lr-tb"/>
      <style:text-properties fo:color="#ff3838" loext:opacity="100%" fo:font-size="14pt" style:font-size-asian="14pt" style:font-size-complex="14pt"/>
    </style:style>
    <style:style style:name="P17" style:family="paragraph" style:parent-style-name="Standard">
      <style:paragraph-properties fo:margin-left="0in" fo:margin-right="0in" fo:line-height="100%" fo:text-align="justify" style:justify-single-word="false" fo:text-indent="0in" style:auto-text-indent="false" style:writing-mode="lr-tb"/>
    </style:style>
    <style:style style:name="P18" style:family="paragraph" style:parent-style-name="Standard" style:master-page-name="">
      <loext:graphic-properties draw:fill="none"/>
      <style:paragraph-properties fo:margin-left="0in" fo:margin-right="0in" fo:line-height="100%" fo:text-indent="0in" style:auto-text-indent="false" style:page-number="auto" fo:background-color="transparent" style:writing-mode="lr-tb"/>
      <style:text-properties fo:color="#ff3838" loext:opacity="100%" fo:font-size="14pt" style:font-size-asian="14pt" style:font-size-complex="14pt"/>
    </style:style>
    <style:style style:name="P19" style:family="paragraph" style:parent-style-name="Standard">
      <style:paragraph-properties fo:margin-left="0in" fo:margin-right="0in" fo:line-height="100%" fo:text-align="justify" style:justify-single-word="false" fo:text-indent="0in" style:auto-text-indent="false" style:writing-mode="lr-tb"/>
      <style:text-properties style:font-name="Times New Roman" style:font-name-complex="Times New Roman1"/>
    </style:style>
    <style:style style:name="P2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writing-mode="lr-tb"/>
    </style:style>
    <style:style style:name="P21" style:family="paragraph" style:parent-style-name="Standard">
      <style:paragraph-properties fo:margin-left="0in" fo:margin-right="0in" fo:line-height="100%" fo:text-align="start" style:justify-single-word="false" fo:text-indent="0in" style:auto-text-indent="false" style:writing-mode="lr-tb"/>
      <style:text-properties style:font-name="Times New Roman" style:font-name-complex="Times New Roman1"/>
    </style:style>
    <style:style style:name="P22" style:family="paragraph" style:parent-style-name="Standard">
      <style:paragraph-properties fo:margin-left="0in" fo:margin-right="0in" fo:line-height="100%" fo:text-indent="0in" style:auto-text-indent="false" style:writing-mode="lr-tb"/>
      <style:text-properties fo:color="#ff3838" loext:opacity="100%" fo:font-size="14pt" style:font-size-asian="14pt" style:font-size-complex="14pt"/>
    </style:style>
    <style:style style:name="P2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writing-mode="lr-tb"/>
      <style:text-properties fo:color="#ff3838" loext:opacity="100%" fo:font-size="14pt" fo:font-weight="bold" style:font-size-asian="14pt" style:font-weight-asian="bold" style:font-size-complex="14pt" style:font-weight-complex="bold"/>
    </style:style>
    <style:style style:name="P24" style:family="paragraph" style:parent-style-name="Standard">
      <style:paragraph-properties fo:margin-left="0in" fo:margin-right="0in" fo:line-height="100%" fo:text-indent="0in" style:auto-text-indent="false" style:writing-mode="lr-tb"/>
    </style:style>
    <style:style style:name="P2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writing-mode="lr-tb"/>
      <style:text-properties style:font-name="Times New Roman" style:font-name-complex="Times New Roman1"/>
    </style:style>
    <style:style style:name="P26" style:family="paragraph">
      <style:paragraph-properties fo:margin-left="0in" fo:margin-right="0in" fo:line-height="100%" fo:text-align="justify" fo:text-indent="0in"/>
      <style:text-properties style:font-name="Times New Roman" fo:font-size="9pt" style:font-name-asian="Times New Roman" style:font-size-asian="9pt" style:font-name-complex="Times New Roman" style:font-size-complex="9pt"/>
    </style:style>
    <style:style style:name="P27" style:family="paragraph">
      <loext:graphic-properties draw:fill-color="#f6f9d4"/>
      <style:paragraph-properties fo:margin-left="0in" fo:margin-right="0in" fo:line-height="100%" fo:text-align="justify" fo:text-indent="0in" style:writing-mode="lr-tb"/>
      <style:text-properties style:font-name="Times New Roman" fo:font-size="9pt" style:font-name-asian="Times New Roman" style:font-size-asian="9pt" style:font-name-complex="Times New Roman" style:font-size-complex="9pt"/>
    </style:style>
    <style:style style:name="P28" style:family="paragraph" style:parent-style-name="Standard">
      <style:paragraph-properties fo:margin-left="0in" fo:margin-right="0in" fo:margin-top="0in" fo:margin-bottom="0in" style:contextual-spacing="false" fo:line-height="100%" fo:text-indent="0in" style:auto-text-indent="false" style:writing-mode="lr-tb"/>
    </style:style>
    <style:style style:name="P29" style:family="paragraph" style:parent-style-name="Standard">
      <style:paragraph-properties fo:margin-left="0in" fo:margin-right="0in" fo:margin-top="0in" fo:margin-bottom="0in" style:contextual-spacing="false" fo:line-height="100%" fo:text-indent="0in" style:auto-text-indent="false" style:writing-mode="lr-tb"/>
      <style:text-properties style:font-name="Times New Roman" officeooo:paragraph-rsid="001e84a7" style:font-name-complex="Times New Roman1"/>
    </style:style>
    <style:style style:name="P30" style:family="paragraph">
      <style:paragraph-properties fo:margin-left="0in" fo:margin-right="0in" fo:margin-top="0.0071in" fo:margin-bottom="0in" fo:line-height="100%" fo:text-align="start"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1" style:font-size-complex="9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1" style:family="paragraph">
      <loext:graphic-properties draw:fill-color="#f6f9d4"/>
      <style:paragraph-properties fo:margin-left="0in" fo:margin-right="0in" fo:margin-top="0.0071in" fo:margin-bottom="0in" fo:line-height="100%" fo:text-align="start"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1" style:font-size-complex="9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2" style:family="paragraph" style:parent-style-name="Standard">
      <style:paragraph-properties fo:margin-left="0in" fo:margin-right="0in" fo:margin-top="0in" fo:margin-bottom="0in" style:contextual-spacing="false" fo:line-height="100%" fo:text-indent="0in" style:auto-text-indent="false" style:writing-mode="lr-tb"/>
      <style:text-properties fo:color="#ff3838" loext:opacity="100%" fo:font-size="14pt" style:font-size-asian="14pt" style:font-size-complex="14pt"/>
    </style:style>
    <style:style style:name="P33"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text-indent="0in" style:auto-text-indent="false" style:page-number="auto" fo:background-color="transparent" style:writing-mode="lr-tb"/>
    </style:style>
    <style:style style:name="P34" style:family="paragraph" style:parent-style-name="Standard">
      <loext:graphic-properties draw:fill="none"/>
      <style:paragraph-properties fo:margin-left="0in" fo:margin-right="0in" fo:margin-top="0in" fo:margin-bottom="0in" style:contextual-spacing="false" fo:line-height="100%" fo:text-align="justify" style:justify-single-word="false" fo:text-indent="0in" style:auto-text-indent="false" fo:background-color="transparent" style:writing-mode="lr-tb"/>
    </style:style>
    <style:style style:name="P35"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writing-mode="lr-tb"/>
      <style:text-properties fo:color="#ff3838" loext:opacity="100%" fo:font-size="14pt" style:font-size-asian="14pt" style:font-size-complex="14pt"/>
    </style:style>
    <style:style style:name="P36" style:family="paragraph" style:parent-style-name="Standard">
      <loext:graphic-properties draw:fill="none"/>
      <style:paragraph-properties fo:margin-left="0in" fo:margin-right="0in" fo:margin-top="0in" fo:margin-bottom="0in" style:contextual-spacing="false" fo:line-height="100%" fo:text-indent="0in" style:auto-text-indent="false" fo:background-color="transparent" style:writing-mode="lr-tb"/>
    </style:style>
    <style:style style:name="P37" style:family="paragraph" style:parent-style-name="Standard">
      <style:paragraph-properties fo:margin-left="0in" fo:margin-right="0in" fo:line-height="100%" fo:text-indent="0in" style:auto-text-indent="false" style:writing-mode="lr-tb"/>
      <style:text-properties fo:color="#ff3838" loext:opacity="100%" fo:font-size="15pt" style:font-size-asian="15pt" style:font-size-complex="15pt"/>
    </style:style>
    <style:style style:name="P38" style:family="paragraph" style:parent-style-name="Standard" style:master-page-name="">
      <loext:graphic-properties draw:fill="none"/>
      <style:paragraph-properties fo:margin-left="0in" fo:margin-right="0in" fo:line-height="100%" fo:text-indent="0in" style:auto-text-indent="false" style:page-number="auto" fo:background-color="transparent"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780373" loext:opacity="100%"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color="#a1467e" loext:opacity="100%" fo:font-size="14pt" fo:font-weight="bold" style:font-size-asian="14pt" style:font-weight-asian="bold" style:font-size-complex="14pt" style:font-weight-complex="bold"/>
    </style:style>
    <style:style style:name="T6" style:family="text">
      <style:text-properties fo:color="#a1467e" loext:opacity="100%" fo:font-size="12pt" fo:font-weight="bold"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ff3838" loext:opacity="100%" fo:font-weight="bold" style:font-weight-asian="bold" style:font-weight-complex="bold"/>
    </style:style>
    <style:style style:name="T9" style:family="text">
      <style:text-properties fo:color="#ff3838" loext:opacity="100%" fo:font-size="24pt" fo:font-weight="bold" style:font-size-asian="24pt" style:font-weight-asian="bold" style:font-size-complex="24pt" style:font-weight-complex="bold"/>
    </style:style>
    <style:style style:name="T10" style:family="text">
      <style:text-properties fo:font-size="24pt" style:font-size-asian="24pt" style:font-size-complex="24pt"/>
    </style:style>
    <style:style style:name="T11" style:family="text">
      <style:text-properties fo:color="#729fcf" loext:opacity="100%" fo:font-size="14pt" fo:font-weight="bold" style:font-size-asian="14pt" style:font-weight-asian="bold" style:font-size-complex="14pt" style:font-weight-complex="bold"/>
    </style:style>
    <style:style style:name="T12" style:family="text">
      <style:text-properties fo:color="#00a933" loext:opacity="100%" fo:font-size="15pt" fo:font-weight="bold" style:font-size-asian="15pt" style:font-weight-asian="bold" style:font-size-complex="15pt" style:font-weight-complex="bold"/>
    </style:style>
    <style:style style:name="T13" style:family="text">
      <style:text-properties fo:font-size="12pt"/>
    </style:style>
    <style:style style:name="T14" style:family="text">
      <style:text-properties fo:color="#729fcf" loext:opacity="100%" fo:font-size="14pt" style:font-size-asian="14pt" style:font-size-complex="14pt"/>
    </style:style>
    <style:style style:name="T15" style:family="text">
      <style:text-properties style:font-name="Times New Roman" fo:font-weight="bold" style:font-weight-asian="bold" style:font-name-complex="Times New Roman1" style:font-weight-complex="bold"/>
    </style:style>
    <style:style style:name="T16" style:family="text">
      <style:text-properties style:font-name="Times New Roman" style:font-name-complex="Times New Roman1"/>
    </style:style>
    <style:style style:name="T17" style:family="text">
      <style:text-properties fo:color="#ff3838" loext:opacity="100%" style:font-name="Times New Roman" fo:font-size="14pt" fo:font-weight="bold" style:font-size-asian="14pt" style:font-weight-asian="bold" style:font-name-complex="Times New Roman1" style:font-size-complex="14pt" style:font-weight-complex="bold"/>
    </style:style>
    <style:style style:name="T18" style:family="text">
      <style:text-properties fo:language="en" fo:country="US"/>
    </style:style>
    <style:style style:name="T19" style:family="text">
      <style:text-properties fo:color="#ff3838" loext:opacity="100%" fo:font-size="14pt" fo:font-weight="bold" style:font-size-asian="14pt" style:font-weight-asian="bold" style:font-size-complex="14pt" style:font-weight-complex="bold"/>
    </style:style>
    <style:style style:name="T20" style:family="text">
      <style:text-properties fo:font-weight="bold" style:font-weight-asian="bold" style:font-weight-complex="bold"/>
    </style:style>
    <style:style style:name="T21" style:family="text">
      <style:text-properties style:font-name="Times New Roman" fo:font-weight="bold" officeooo:rsid="001e84a7" style:font-weight-asian="bold" style:font-name-complex="Times New Roman1" style:font-weight-complex="bold"/>
    </style:style>
    <style:style style:name="T22" style:family="text">
      <style:text-properties style:font-name="Times New Roman" fo:font-size="9pt" style:font-name-asian="Times New Roman" style:font-size-asian="9pt" style:font-name-complex="Times New Roman" style:font-size-complex="9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Times New Roman" fo:font-size="16pt" fo:font-weight="bold" style:font-size-asian="16pt" style:font-weight-asian="bold" style:font-name-complex="Times New Roman1" style:font-size-complex="16pt" style:font-weight-complex="bold"/>
    </style:style>
    <style:style style:name="T25" style:family="text">
      <style:text-properties style:font-name="Times New Roman" officeooo:rsid="001e84a7" style:font-name-complex="Times New Roman1"/>
    </style:style>
    <style:style style:name="T26" style:family="text">
      <style:text-properties style:font-name="Times New Roman" fo:font-size="10pt" style:font-size-asian="10pt" style:font-name-complex="Times New Roman1" style:font-size-complex="10pt"/>
    </style:style>
    <style:style style:name="T27" style:family="text">
      <style:text-properties style:font-name="Times New Roman" fo:font-size="9pt" style:font-size-asian="9pt" style:font-name-complex="Times New Roman1" style:font-size-complex="9pt"/>
    </style:style>
    <style:style style:name="gr1" style:family="graphic">
      <style:graphic-properties draw:stroke="none" svg:stroke-color="#000000" draw:fill="none" draw:fill-color="#ffffff" fo:min-height="1.263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56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4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138in" svg:stroke-color="#1d3155" draw:stroke-linejoin="miter" svg:stroke-linecap="butt" draw:fill="bitmap" draw:fill-image-name="msFillBitmap_20_1" style:repeat="stretch" draw:textarea-vertical-align="top" draw:auto-grow-height="false" fo:min-height="0.7866in" fo:min-width="0.6984in" fo:padding-top="0.0492in" fo:padding-bottom="0.0492in" fo:padding-left="0.0984in" fo:padding-right="0.0984in" fo:wrap-option="wrap" loext:decorative="false"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7" style:family="graphic">
      <style:graphic-properties draw:stroke="none" svg:stroke-color="#000000" draw:fill="none" draw:fill-color="#ffffff" fo:min-height="0.5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5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in" draw:fill-color="#f6f9d4" draw:textarea-horizontal-align="justify" draw:textarea-vertical-align="middle" draw:auto-grow-height="false" fo:min-height="0.3575in" fo:min-width="1.458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6f9d4" draw:textarea-horizontal-align="justify" draw:textarea-vertical-align="top" draw:auto-grow-height="false" fo:min-height="0.7673in" fo:min-width="1.468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text:anchor-type="paragraph" draw:z-index="2" draw:name="Text Frame 1" draw:style-name="gr1" draw:text-style-name="P5" svg:width="4.6134in" svg:height="1.2634in" svg:x="1.1937in" svg:y="0.1429in"><draw:text-box><text:p text:style-name="P3"><text:span text:style-name="T1">Ministry of Higher Education and Scientific </text:span><text:span text:style-name="T1">Research </text:span></text:p><text:p text:style-name="P3"><text:span text:style-name="T1">University of Taheri Mohamed Bechar </text:span></text:p><text:p text:style-name="P3"><text:span text:style-name="T1">Supplementary training for doctoral students</text:span></text:p><text:p text:style-name="P4"><text:span text:style-name="T2"/></text:p></draw:text-box></draw:frame><draw:frame text:anchor-type="paragraph" draw:z-index="3" draw:name="Text Frame 2" draw:style-name="gr2" draw:text-style-name="P6" svg:width="3.698in" svg:height="0.6213in" svg:x="1.7492in" svg:y="1.5201in"><draw:text-box><text:p><text:span text:style-name="T3">Module</text:span><text:span text:style-name="T4"> <text:s/>: </text:span><text:span text:style-name="T5">AI Techniques and Tools Subject</text:span><text:span text:style-name="T6">.</text:span></text:p></draw:text-box></draw:frame><draw:frame text:anchor-type="paragraph" draw:z-index="4" draw:name="Text Frame 3" draw:style-name="gr3" draw:text-style-name="P9" svg:width="4.637in" svg:height="1.5669in" svg:x="1.0937in" svg:y="3.05in"><draw:text-box><text:p text:style-name="P7"><text:span text:style-name="T7">Mini-report on the project:</text:span></text:p><text:p text:style-name="P7"><text:span text:style-name="T8"/></text:p><text:p text:style-name="P8"><text:span text:style-name="T9">Crop Yield Prediction Using Machine Learning Techniques</text:span></text:p><text:p text:style-name="P8"><text:span text:style-name="T10"/></text:p></draw:text-box></draw:frame><draw:frame text:anchor-type="paragraph" draw:z-index="6" draw:name="Text Frame 6" draw:style-name="gr4" draw:text-style-name="P11" svg:width="3.0606in" svg:height="0.2252in" svg:x="0.1929in" svg:y="5.1618in"><draw:text-box><text:p text:style-name="P10"><text:span text:style-name="T11">Preparation of PhD students :</text:span></text:p></draw:text-box></draw:frame><draw:frame text:anchor-type="paragraph" draw:z-index="8" draw:name="Text Frame 16" draw:style-name="gr5" draw:text-style-name="P12" svg:width="1.726in" svg:height="0.7425in" svg:x="5.3307in" svg:y="8.752in"><draw:text-box><text:p><text:span text:style-name="T12">2025-2026</text:span></text:p></draw:text-box></draw:frame><draw:custom-shape text:anchor-type="char" draw:z-index="0" draw:name="Rectangle 1" draw:style-name="gr6" draw:text-style-name="P13" svg:width="0.8953in" svg:height="0.885in" svg:x="-0.0035in" svg:y="-0.0193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2" draw:style-name="gr6" draw:text-style-name="P13" svg:width="0.8953in" svg:height="0.885in" svg:x="5.9791in" svg:y="0.00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frame text:anchor-type="paragraph" draw:z-index="5" draw:name="Text Frame 5" draw:style-name="gr7" draw:text-style-name="P15" svg:width="2.7925in" svg:height="0.5079in" svg:x="4.1665in" svg:y="4.9689in"><draw:text-box><text:p text:style-name="P8"><text:span text:style-name="T13"><text:s text:c="2"/></text:span><text:span text:style-name="T4"><text:s text:c="2"/></text:span><text:span text:style-name="T11">Supervision of the Professor</text:span><text:span text:style-name="T14">:</text:span><text:span text:style-name="T4"> Bouida Ahmed.</text:span></text:p></draw:text-box></draw:frame><draw:frame text:anchor-type="paragraph" draw:z-index="7" draw:name="Text Frame 15" draw:style-name="gr8" draw:text-style-name="P9" svg:width="3.313in" svg:height="1.6976in" svg:x="0.1752in" svg:y="5.3126in"><draw:text-box><text:p><text:span text:style-name="T4">Gourari Sarra</text:span></text:p><text:p><text:span text:style-name="T4">DAHOU Fatimazohra </text:span></text:p><text:p><text:span text:style-name="T4">​MOHAMMEDI Marwa</text:span></text:p><text:p><text:span text:style-name="T4">BOUKHRIS Mohammedlamine </text:span></text:p><text:p><text:span text:style-name="T4">​SAIDI Abderrahmene</text:span></text:p><text:p/><text:p>​</text:p><text:p/></draw:text-box></draw:frame></text:p>
      <text:p text:style-name="P16" loext:marker-style-name="T15"><text:span text:style-name="T15">Abstract</text:span></text:p>
      <text:p text:style-name="P17" loext:marker-style-name="T16"><text:span text:style-name="T16">Accurate crop yield prediction plays an important role in improving agricultural planning and decision-making. This project applies machine learning techniques to predict crop yield using environmental and agricultural features such as rainfall, pesticide usage, temperature, crop type, and cultivated area. The dataset was obtained from Kaggle and preprocessed using scaling, encoding, and feature transformation techniques. Three regression models were implemented: Artificial Neural Network (ANN), Random Forest, and XGBoost. Model performance was evaluated using R² score, Mean Absolute Error (MAE), and Root Mean Squared Error (RMSE). Among the tested models, Random Forest achieved the highest prediction accuracy and outperformed the other approaches, with an R² of 0.9932, a Mean Absolute Error (MAE) of 3057.62, and a Root Mean Squared Error (RMSE) of 6998.89. Therefore, it was selected as the best-performing model for crop yield estimation.</text:span></text:p>
      <text:p text:style-name="P18" loext:marker-style-name="T15"><text:span text:style-name="T15">Introduction</text:span></text:p>
      <text:p text:style-name="P19" loext:marker-style-name="T16">Agriculture is essential for ensuring food security and supporting economic development. Predicting crop yield accurately helps farmers and policymakers make better decisions regarding crop management, irrigation planning, and resource allocation. However, crop productivity is influenced by a wide range of factors, including climatic conditions, soil characteristics, and farming practices. Traditional yield prediction methods mainly rely on historical observations and manual estimations, which often fail to capture the complex and non-linear relationships between these variables. Machine learning techniques provide efficient tools for analyzing agricultural datasets and identifying patterns that improve prediction accuracy [1], [2]. This project explores the use of machine learning models to estimate crop yield based on environmental and cultivation-related factors.</text:p>
      <text:p text:style-name="P17" loext:marker-style-name="T15"><text:span text:style-name="T17">Dataset Description: </text:span><text:span text:style-name="T16">The dataset utilized in this project was collected from the Kaggle platform (</text:span><text:span text:style-name="T18">https://www.kaggle.com/datasets/adedokunjulius/yield-df</text:span><text:span text:style-name="T16">), and contains agricultural production data from multiple countries and crop types. The dataset includes the following features: Year. Average rainfall (mm per year). Pesticides usage (tonnes). Average temperature. Area (country/region). <text:s/>Item (crop type). </text:span></text:p>
      <text:p text:style-name="P20" loext:marker-style-name="T16"><text:span text:style-name="T16">The target variable used for prediction was: Crop yield (hg/ha_yield). Duplicate records were removed and missing numerical values were replaced using mean imputation. The unnecessary column Unnamed: 0 was removed during preprocessing. Additionally, a synthetic dataset was generated using bootstrapping with small Gaussian noise and combined with the original dataset to improve model robustness.</text:span></text:p>
      <text:p text:style-name="P21" loext:marker-style-name="T16"><text:span text:style-name="T19">Synthetic data (Dataset 2):</text:span><text:line-break/>To improve model robustness, a synthetic dataset was generated using <text:span text:style-name="T20">bootstrapping</text:span> (sampling with replacement from the original data) with small Gaussian noise (σ = 0.01) added to the numerical features. This synthetic set was concatenated with the original data, resulting in a larger, more diverse training set.</text:p>
      <text:p text:style-name="P22" loext:marker-style-name="T15"><text:span text:style-name="T15">Data Preprocessing:</text:span></text:p>
      <text:p text:style-name="P20" loext:marker-style-name="T16"><text:span text:style-name="T16">Data preprocessing was performed to improve model performance and ensure consistency. Numerical features were standardized using StandardScaler, while categorical variables such as Area and Item were encoded using One-Hot Encoding through a ColumnTransformer pipeline. The target variable was transformed using the logarithmic transformation (log1p) to stabilize variance and improve prediction accuracy. Predictions were later converted back to the original scale using the inverse transformation (expm1).</text:span></text:p>
      <text:p text:style-name="P20" loext:marker-style-name="T16"><text:span text:style-name="T16">The dataset was divided into training and testing subsets using an 80%–20% split to evaluate model performance reliably.</text:span></text:p>
      <text:p text:style-name="P20" loext:marker-style-name="T16"><text:span text:style-name="T16">Principal Component Analysis (PCA) with 30 components was applied only to the Artificial Neural Network model to reduce dimensionality and improve training efficiency.</text:span></text:p>
      <text:p text:style-name="P23" loext:marker-style-name="T16"><text:soft-page-break/><text:span text:style-name="T16">Machine Learning Models</text:span></text:p>
      <text:p text:style-name="P20" loext:marker-style-name="T16"><text:span text:style-name="T16">Three machine learning regression models were implemented and compared in this study:</text:span></text:p>
      <text:p text:style-name="P24" loext:marker-style-name="T15"><text:span text:style-name="T15">Artificial Neural Network (ANN)</text:span></text:p>
      <text:p text:style-name="P17" loext:marker-style-name="T16"><text:span text:style-name="T16">The ANN model consisted of three hidden layers with 128, 64, and 32 neurons respectively. ReLU activation functions were used along with batch normalization and dropout (0.3) to prevent overfitting. Early stopping was applied to improve training stability. PCA was applied before training this model.</text:span></text:p>
      <text:p text:style-name="P24" loext:marker-style-name="T15"><text:span text:style-name="T15">Random Forest </text:span><text:span text:style-name="T21">(RF)</text:span></text:p>
      <text:p text:style-name="P25" loext:marker-style-name="T16">The Random Forest regression model was optimized using GridSearchCV with 5-fold cross-validation. The hyperparameter search included:</text:p>
      <text:p text:style-name="P25" loext:marker-style-name="T16"><draw:custom-shape text:anchor-type="paragraph" draw:z-index="10" draw:name="Shape 2" draw:style-name="gr9" draw:text-style-name="P27" svg:width="1.4587in" svg:height="0.3579in" svg:x="0.0465in" svg:y="0.0209in"><text:p text:style-name="P26"><text:span text:style-name="T22">n_estimators = 200 and 300</text:span></text:p><text:p text:style-name="P26"><text:span text:style-name="T22">max_depth = 10 and 20</text:span></text:p><draw:enhanced-geometry svg:viewBox="0 0 21600 21600" draw:type="rectangle" draw:enhanced-path="M 0 0 L 21600 0 21600 21600 0 21600 0 0 Z N"/></draw:custom-shape></text:p>
      <text:p text:style-name="P25" loext:marker-style-name="T16"/>
      <text:p text:style-name="P20" loext:marker-style-name="T16"><text:span text:style-name="T16">This model demonstrated strong predictive performance and robustness.</text:span></text:p>
      <text:p text:style-name="P24" loext:marker-style-name="T15"><text:span text:style-name="T15">eXtreme Gradient Boosting </text:span><text:span text:style-name="T21">(</text:span><text:span text:style-name="T15">XGBoost</text:span><text:span text:style-name="T21">)</text:span></text:p>
      <text:p text:style-name="P28" loext:marker-style-name="T16"><text:span text:style-name="T16">The XGBoost regression model was trained using the following parameters:</text:span></text:p>
      <text:p text:style-name="P29" loext:marker-style-name="T16"><draw:custom-shape text:anchor-type="paragraph" draw:z-index="9" draw:name="Shape 1" draw:style-name="gr10" draw:text-style-name="P31" svg:width="1.4685in" svg:height="0.7677in" svg:x="0.0634in" svg:y="0.0134in"><text:p text:style-name="P30"><text:span text:style-name="T23">n_estimators=700,</text:span></text:p><text:p text:style-name="P30"><text:span text:style-name="T23">learning_rate=0.03,</text:span></text:p><text:p text:style-name="P30"><text:span text:style-name="T23">max_depth=8,</text:span></text:p><text:p text:style-name="P30"><text:span text:style-name="T23">subsample=0.85,</text:span></text:p><text:p text:style-name="P30"><text:span text:style-name="T23">colsample_bytree=0.85,</text:span></text:p><draw:enhanced-geometry svg:viewBox="0 0 21600 21600" draw:mirror-horizontal="false" draw:mirror-vertical="false" draw:type="rectangle" draw:enhanced-path="M 0 0 L 21600 0 21600 21600 0 21600 0 0 Z N"/></draw:custom-shape></text:p>
      <text:p text:style-name="P29" loext:marker-style-name="T16"/>
      <text:p text:style-name="P29" loext:marker-style-name="T16"/>
      <text:p text:style-name="P29" loext:marker-style-name="T16"/>
      <text:p text:style-name="P28" loext:marker-style-name="T16"><text:span text:style-name="T16">This algorithm provided high accuracy and efficient handling of nonlinear relationships.</text:span></text:p>
      <text:p text:style-name="P32" loext:marker-style-name="T15"><text:span text:style-name="T15">Model Evaluation</text:span></text:p>
      <text:p text:style-name="P20" loext:marker-style-name="T16"><text:span text:style-name="T16">Model performance was evaluated using three regression metrics:</text:span></text:p>
      <text:p text:style-name="P33" loext:marker-style-name="T16"><text:span text:style-name="T15">R² (Coefficient of Determination)</text:span><text:span text:style-name="T16"> – measures how well the model explains the variance in the target.</text:span></text:p>
      <text:p text:style-name="P34" loext:marker-style-name="T16"><text:span text:style-name="T15">Mean Absolute Error (MAE)</text:span><text:span text:style-name="T16"> – average absolute difference between actual and predicted values.</text:span></text:p>
      <text:p text:style-name="P34" loext:marker-style-name="T16"><text:span text:style-name="T15">Root Mean Squared Error (RMSE)</text:span><text:span text:style-name="T16"> – square root of the average squared error, giving higher weight to large errors.</text:span></text:p>
      <text:p text:style-name="P34" loext:marker-style-name="T16"><text:span text:style-name="T16">All evaluation metrics were computed on the original crop yield scale after applying the inverse logarithmic transformation.</text:span><text:span text:style-name="T16"/></text:p>
      <text:p text:style-name="P35" loext:marker-style-name="T24"><text:span text:style-name="T15">Results</text:span><text:span text:style-name="T15"/></text:p>
      <text:p text:style-name="P34" loext:marker-style-name="T16"><text:span text:style-name="T16">The performance of the three models was compared based on prediction accuracy. The Artificial Neural Network achieved an R² score of 0.9374 with an MAE of 10245.57 and an RMSE of 21204.48.</text:span><text:span text:style-name="T25"> </text:span><text:span text:style-name="T16">The XGBoost model achieved an R² score of 0.9769 with an MAE of 6934.75 and an RMSE of 12887.46.</text:span></text:p>
      <text:p text:style-name="P34" loext:marker-style-name="T16"><text:span text:style-name="T16">The Random Forest model achieved the best performance with an R² score of 0.9932, an MAE of 3057.62, and an RMSE of 6998.89. These results indicate that Random Forest explains most of the variability in crop yield and provides the most accurate predictions among the tested models.</text:span><text:span text:style-name="T16"/></text:p>
      <text:p text:style-name="P34" loext:marker-style-name="T16"><text:span text:style-name="T16">Performance comparison bar charts and actual-vs-predicted scatter plots were also generated to visually evaluate model accuracy.</text:span><text:span text:style-name="T16"/></text:p>
      <text:p text:style-name="P35" loext:marker-style-name="T15"><text:span text:style-name="T15">Conclusion</text:span><text:span text:style-name="T15"/></text:p>
      <text:p text:style-name="P36" loext:marker-style-name="T16"><text:span text:style-name="T16">This project demonstrates that machine learning techniques can effectively predict crop yield using environmental and agricultural data. Among the tested models, Random Forest produced the most accurate results and proved to be the most reliable method for yield prediction in this study. Future improvements could include incorporating additional environmental features such as soil moisture or satellite imagery and applying deep learning architectures to further enhance prediction performance.</text:span><text:span text:style-name="T16"/></text:p>
      <text:p text:style-name="P37" loext:marker-style-name="T15"><text:span text:style-name="T15">References</text:span></text:p>
      <text:p text:style-name="P38" loext:marker-style-name="T26"><text:span text:style-name="T26">[1] </text:span><text:span text:style-name="T27">B. M. Lionel et al., “A comparative study of machine learning models in predicting crop yield,” Discover Agriculture, <text:s text:c="5"/>2025.</text:span></text:p>
      <text:p text:style-name="P24" loext:marker-style-name="T26"><text:span text:style-name="T26">[2] </text:span><text:span text:style-name="T27">Z. Liu, “In-season crop yield prediction: State of the art and future perspectives,” Agricultural Systems, 20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00000029E000003C2CE8E6BE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aper-tray-name="Automatically Select" style:print-orientation="portrait" fo:margin-top="0.7874in" fo:margin-bottom="0.7874in" fo:margin-left="0.7874in" fo:margin-right="0.7874in" fo:border="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8T14:36:33.566990800</meta:creation-date>
    <dc:date>2026-03-31T10:54:30.914058300</dc:date>
    <meta:editing-duration>PT1H20M31S</meta:editing-duration>
    <meta:editing-cycles>10</meta:editing-cycles>
    <meta:generator>LibreOffice/25.8.5.2$Windows_X86_64 LibreOffice_project/9c8b85f387cc00a89945a79c9e6239f32e450ac2</meta:generator>
    <meta:document-statistic meta:table-count="0" meta:image-count="0" meta:object-count="0" meta:page-count="3" meta:paragraph-count="36" meta:word-count="925" meta:character-count="6638" meta:non-whitespace-character-count="5746"/>
  </office:meta>
</office:document-meta>
</file>